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 style:list-style-name="L2">
      <style:text-properties style:font-name="Calibri"/>
    </style:style>
    <style:style style:name="P5" style:family="paragraph" style:parent-style-name="Standard" style:list-style-name="L3">
      <style:text-properties style:font-name="Calibri"/>
    </style:style>
    <style:style style:name="P6" style:family="paragraph" style:parent-style-name="Standard" style:list-style-name="L4">
      <style:text-properties style:font-name="Calibri"/>
    </style:style>
    <style:style style:name="P7" style:family="paragraph" style:parent-style-name="Standard" style:list-style-name="L5"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</text:p>
      <text:p text:style-name="P1">Simulating a pandemic:</text:p>
      <text:list xml:id="list5337684484706916536" text:style-name="L1">
        <text:list-item>
          <text:p text:style-name="P3">Many options like: seasonal amplitude or omicron vs delta CFR (case fatality rate)</text:p>
        </text:list-item>
        <text:list-item>
          <text:p text:style-name="P3">confusing, User nearly needs a medical degree to use and understand the simulator</text:p>
        </text:list-item>
        <text:list-item>
          <text:p text:style-name="P3">So many options and information to digest</text:p>
        </text:list-item>
        <text:list-item>
          <text:p text:style-name="P3">Game-like approach, overview significantly better</text:p>
        </text:list-item>
      </text:list>
      <text:p text:style-name="P1">Stochastic Algorithms (Dis-)Advantages</text:p>
      <text:list xml:id="list5857107323770908173" text:style-name="L3">
        <text:list-item>
          <text:p text:style-name="P5">Haven't put much deep thought in it, simple reasons</text:p>
        </text:list-item>
      </text:list>
      <text:list xml:id="list8226986112948991476" text:style-name="L2">
        <text:list-item>
          <text:p text:style-name="P4">Decided in favor of Gillespie because adding new rules was easy, nevertheless rewritten the rule set about 3 times</text:p>
        </text:list-item>
        <text:list-item>
          <text:p text:style-name="P4">Handling of the numbers easy</text:p>
        </text:list-item>
      </text:list>
      <text:p text:style-name="P1">Gillespie-Algorithm</text:p>
      <text:list xml:id="list7003761192025012576" text:style-name="L4">
        <text:list-item>
          <text:p text:style-name="P6">t, number of events match the time frame: So if you want 1sec that there arent a huge number of infections</text:p>
        </text:list-item>
      </text:list>
      <text:p text:style-name="P1">Extended SIRD-Model</text:p>
      <text:list xml:id="list7979290297626086223" text:style-name="L5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8M35S</meta:editing-duration>
    <meta:editing-cycles>15</meta:editing-cycles>
    <meta:generator>OpenOffice/4.1.7$Win32 OpenOffice.org_project/417m1$Build-9800</meta:generator>
    <dc:date>2022-05-25T18:30:54.53</dc:date>
    <dc:creator>Marvin Hanf</dc:creator>
    <meta:document-statistic meta:table-count="0" meta:image-count="0" meta:object-count="0" meta:page-count="1" meta:paragraph-count="13" meta:word-count="110" meta:character-count="663"/>
    <meta:user-defined meta:name="Info 1"/>
    <meta:user-defined meta:name="Info 2"/>
    <meta:user-defined meta:name="Info 3"/>
    <meta:user-defined meta:name="Info 4"/>
  </office:meta>
</office:document-meta>
</file>